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tps détail</text:p>
          </table:table-cell>
          <table:table-cell office:value-type="string" calcext:value-type="string">
            <text:p>outil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  <table:table-cell table:formula="of:=SUM([.D3:.D7])"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string" calcext:value-type="string">
            <text:p>sur framapa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string" calcext:value-type="string">
            <text:p>associer thème et outils. Quizz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uizz</text:p>
          </table:table-cell>
          <table:table-cell table:number-columns-repeated="3"/>
          <table:table-cell office:value-type="string" calcext:value-type="string">
            <text:p>nb heures</text:p>
          </table:table-cell>
          <table:table-cell office:value-type="string" calcext:value-type="string">
            <text:p>nb mn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TOTAL HEURES</text:p>
          </table:table-cell>
        </table:table-row>
        <table:table-row table:style-name="ro2">
          <table:table-cell table:style-name="ce2" office:value-type="string" calcext:value-type="string">
            <text:p>opendata et OSM : quelles données ?</text:p>
          </table:table-cell>
          <table:table-cell table:style-name="ce2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PRESENTER OPENDATA</text:p>
          </table:table-cell>
          <table:table-cell/>
          <table:table-cell table:formula="of:=SUM([.D7:.D8])" office:value-type="float" office:value="75" calcext:value-type="float">
            <text:p>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PRODUCT([.I6:.K6]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éfinir opendata</text:p>
          </table:table-cell>
          <table:table-cell office:value-type="string" calcext:value-type="string">
            <text:p>repères par rapport à la matrice cadastrale et au rpl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ire une carte du cadastre et des rpls</text:p>
          </table:table-cell>
          <table:table-cell table:style-name="ce3" office:value-type="string" calcext:value-type="string">
            <text:p>1e carte. Critère : habillag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qgis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théorie</text:p>
          </table:table-cell>
          <table:table-cell table:style-name="ce6" office:value-type="string" calcext:value-type="string">
            <text:p>prévu</text:p>
          </table:table-cell>
          <table:table-cell table:style-name="ce7" office:value-type="string" calcext:value-type="string">
            <text:p>delta</text:p>
          </table:table-cell>
          <table:table-cell/>
        </table:table-row>
        <table:table-row table:style-name="ro1">
          <table:table-cell table:style-name="ce1" office:value-type="string" calcext:value-type="string">
            <text:p>EXTRAIRE OSM : COMPRENDRE LA DONNEE</text:p>
          </table:table-cell>
          <table:table-cell office:value-type="string" calcext:value-type="string">
            <text:p>observer les données</text:p>
          </table:table-cell>
          <table:table-cell table:formula="of:=SUM([.D10:.D11])" office:value-type="float" office:value="90" calcext:value-type="float">
            <text:p>90</text:p>
          </table:table-cell>
          <table:table-cell table:number-columns-repeated="4"/>
          <table:table-cell table:style-name="ce6" office:value-type="string" calcext:value-type="string">
            <text:p>Stations arvalis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SUM([.C2:.C17])" office:value-type="float" office:value="460" calcext:value-type="float">
            <text:p>460</text:p>
          </table:table-cell>
          <table:table-cell table:style-name="ce6" table:formula="of:=[.I9]-[.J9]"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string" calcext:value-type="string">
            <text:p>Essai sur région ile de france / sur tag name / sur tag caractère jok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verpass</text:p>
          </table:table-cell>
          <table:table-cell table:number-columns-repeated="2"/>
          <table:table-cell table:style-name="ce6" office:value-type="string" calcext:value-type="string">
            <text:p>rpg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SUM([.C18:.C25])" office:value-type="float" office:value="460" calcext:value-type="float">
            <text:p>460</text:p>
          </table:table-cell>
          <table:table-cell table:style-name="ce6" table:formula="of:=[.I10]-[.J1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osmose : un export pour la france entière</text:p>
          </table:table-cell>
          <table:table-cell office:value-type="string" calcext:value-type="string">
            <text:p>installation sous windows.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osmose</text:p>
          </table:table-cell>
          <table:table-cell table:number-columns-repeated="2"/>
          <table:table-cell table:style-name="ce6" office:value-type="string" calcext:value-type="string">
            <text:p>cartographie</text:p>
          </table:table-cell>
          <table:table-cell table:style-name="ce6" office:value-type="float" office:value="180" calcext:value-type="float">
            <text:p>180</text:p>
          </table:table-cell>
          <table:table-cell table:style-name="ce6" table:formula="of:=[.C32]" office:value-type="float" office:value="150" calcext:value-type="float">
            <text:p>150</text:p>
          </table:table-cell>
          <table:table-cell table:style-name="ce6" table:formula="of:=[.I11]-[.J11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  <table:table-cell table:formula="of:=SUM([.D13:.D17])" office:value-type="float" office:value="160" calcext:value-type="float">
            <text:p>160</text:p>
          </table:table-cell>
          <table:table-cell table:number-columns-repeated="4"/>
          <table:table-cell table:style-name="ce6"/>
          <table:table-cell table:style-name="ce6" table:formula="of:=SUM([.I9:.I11])" office:value-type="float" office:value="1080" calcext:value-type="float">
            <text:p>1080</text:p>
          </table:table-cell>
          <table:table-cell table:style-name="ce6"/>
          <table:table-cell table:style-name="ce6" table:formula="of:=[.I12]-[.J1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iliser josm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ibuer les bailleur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r 1 résidenc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cupérer la donné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Cartographier les bailleurs sociaux</text:p>
          </table:table-cell>
          <table:table-cell table:style-name="ce4"/>
          <table:table-cell table:style-name="ce4" table:formula="of:=SUM([.D19:.D21])" office:value-type="float" office:value="100" calcext:value-type="float">
            <text:p>100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cartographier le cadastre</text:p>
          </table:table-cell>
          <table:table-cell office:value-type="string" calcext:value-type="string">
            <text:p>2e carte : style catégorisé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priété et bailleurs : cartographier la comparaison</text:p>
          </table:table-cell>
          <table:table-cell office:value-type="string" calcext:value-type="string">
            <text:p>comment cartographier 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la carto de comparaison</text:p>
          </table:table-cell>
          <table:table-cell table:style-name="ce3" office:value-type="string" calcext:value-type="string">
            <text:p>3<text:span text:style-name="T1">e</text:span> carte : style catégorisé sur un indicateu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TEMENTS GEOMATIQU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ours des parcs par bailleurs</text:p>
          </table:table-cell>
          <table:table-cell table:number-columns-repeated="3"/>
          <table:table-cell office:value-type="string" calcext:value-type="string">
            <text:p>qg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 de logements par immeuble : agrégation spatiale et mathématiques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  <table:table-cell table:formula="of:=SUM([.D26:.D31])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éfinir les tag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frama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sie 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de la saisi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isi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jos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ôle 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ire et cartographier en 2,5 D</text:p>
          </table:table-cell>
          <table:table-cell table:style-name="ce12" office:value-type="string" calcext:value-type="string">
            <text:p>4e carte : style catégorisé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ises en pages avancées</text:p>
          </table:table-cell>
          <table:table-cell table:style-name="ce5"/>
          <table:table-cell table:style-name="ce5" table:formula="of:=SUM([.D34:.D36])" office:value-type="float" office:value="150" calcext:value-type="float">
            <text:p>150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écupérer la données</text:p>
          </table:table-cell>
          <table:table-cell office:value-type="string" calcext:value-type="string">
            <text:p>extraction d’OSM / si la donnée est bien passée…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zone</text:p>
          </table:table-cell>
          <table:table-cell table:style-name="ce3" office:value-type="string" calcext:value-type="string">
            <text:p>4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e un atlas par catégorie</text:p>
          </table:table-cell>
          <table:table-cell table:style-name="ce3" office:value-type="string" calcext:value-type="string">
            <text:p>5<text:span text:style-name="T1">e</text:span> cart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er le rapport</text:p>
          </table:table-cell>
          <table:table-cell office:value-type="string" calcext:value-type="string">
            <text:p>voir cours qg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 sous R…</text:p>
          </table:table-cell>
          <table:table-cell office:value-type="string" calcext:value-type="string">
            <text:p>démonstration avec boucle</text:p>
          </table:table-cell>
          <table:table-cell table:number-columns-repeated="10"/>
        </table:table-row>
      </table:table>
      <table:table table:name="Feuille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/>
        </table:table-row>
        <table:table-row table:style-name="ro1">
          <table:table-cell office:value-type="string" calcext:value-type="string">
            <text:p>se présent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éfinir objectif cours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STATIONS ARVALIS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PRESENTER ARVALIS</text:p>
          </table:table-cell>
          <table:table-cell/>
        </table:table-row>
        <table:table-row table:style-name="ro1">
          <table:table-cell office:value-type="string" calcext:value-type="string">
            <text:p>définir arval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ire une carte des station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EXTRAIRE OSM</text:p>
          </table:table-cell>
          <table:table-cell/>
        </table:table-row>
        <table:table-row table:style-name="ro1">
          <table:table-cell office:value-type="string" calcext:value-type="string">
            <text:p>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mo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CONTRIBUER OSM</text:p>
          </table:table-cell>
          <table:table-cell/>
        </table:table-row>
        <table:table-row table:style-name="ro1">
          <table:table-cell office:value-type="string" calcext:value-type="string">
            <text:p>définir les tag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tiliser jos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tribuer les st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isi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RPG</text:p>
          </table:table-cell>
          <table:table-cell table:style-name="ce4"/>
        </table:table-row>
        <table:table-row table:style-name="ro1">
          <table:table-cell office:value-type="string" calcext:value-type="string">
            <text:p>définir rp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ipuler le rpg 2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bserver utilisation rpg dans overpas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s données rpg de l’inra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TAMPONS</text:p>
          </table:table-cell>
          <table:table-cell/>
        </table:table-row>
        <table:table-row table:style-name="ro1">
          <table:table-cell office:value-type="string" calcext:value-type="string">
            <text:p>créer des tampons</text:p>
          </table:table-cell>
          <table:table-cell/>
        </table:table-row>
        <table:table-row table:style-name="ro1">
          <table:table-cell office:value-type="string" calcext:value-type="string">
            <text:p>extraire des tampons de 5 km par stations Arvalis</text:p>
          </table:table-cell>
          <table:table-cell/>
        </table:table-row>
        <table:table-row table:style-name="ro1">
          <table:table-cell table:style-name="ce1" office:value-type="string" calcext:value-type="string">
            <text:p>SAISIE</text:p>
          </table:table-cell>
          <table:table-cell/>
        </table:table-row>
        <table:table-row table:style-name="ro1">
          <table:table-cell office:value-type="string" calcext:value-type="string">
            <text:p>définir tag rp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ie 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de la saisi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isie 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trôle 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tographier sa saisi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ARTOGRAPHIE ATLAS</text:p>
          </table:table-cell>
          <table:table-cell table:style-name="ce5"/>
        </table:table-row>
        <table:table-row table:style-name="ro1">
          <table:table-cell office:value-type="string" calcext:value-type="string">
            <text:p>récupérer la donnée sur la Fran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des propostiions de cart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ire un atlas par z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ire un atlas par catégori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itier le rapport</text:p>
          </table:table-cell>
          <table:table-cell/>
        </table:table-row>
        <table:table-row table:style-name="ro1">
          <table:table-cell office:value-type="string" calcext:value-type="string">
            <text:p>et sous R…</text:p>
          </table:table-cell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 office:value-type="string" calcext:value-type="string">
            <text:p>séqu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E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9:19:07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0:46:53.473000000</meta:creation-date>
    <meta:generator>LibreOffice/7.0.0.3$Windows_X86_64 LibreOffice_project/8061b3e9204bef6b321a21033174034a5e2ea88e</meta:generator>
    <dc:date>2022-08-03T20:38:37.422000000</dc:date>
    <meta:editing-duration>PT13H31M51S</meta:editing-duration>
    <meta:editing-cycles>11</meta:editing-cycles>
    <meta:document-statistic meta:table-count="3" meta:cell-count="206" meta:object-count="0"/>
  </office:meta>
</office:document-meta>
</file>